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d24" officeooo:paragraph-rsid="001a4d24"/>
    </style:style>
    <style:style style:name="P2" style:family="paragraph" style:parent-style-name="Standard">
      <style:text-properties officeooo:rsid="001a4d24" officeooo:paragraph-rsid="001b3efe"/>
    </style:style>
    <style:style style:name="P3" style:family="paragraph" style:parent-style-name="Standard">
      <style:text-properties officeooo:rsid="001b3efe" officeooo:paragraph-rsid="001b3efe"/>
    </style:style>
    <style:style style:name="P4" style:family="paragraph" style:parent-style-name="Standard">
      <style:text-properties fo:font-weight="bold" officeooo:rsid="001b3efe" officeooo:paragraph-rsid="001b3efe" style:font-weight-asian="bold" style:font-weight-complex="bold"/>
    </style:style>
    <style:style style:name="P5" style:family="paragraph" style:parent-style-name="Standard">
      <style:text-properties fo:font-weight="bold" officeooo:rsid="001a4d24" officeooo:paragraph-rsid="001a4d24" style:font-weight-asian="bold" style:font-weight-complex="bold"/>
    </style:style>
    <style:style style:name="P6" style:family="paragraph" style:parent-style-name="Standard">
      <style:text-properties fo:font-weight="normal" officeooo:rsid="001b3efe" officeooo:paragraph-rsid="001b3efe" style:font-weight-asian="normal" style:font-weight-complex="normal"/>
    </style:style>
    <style:style style:name="T1" style:family="text">
      <style:text-properties officeooo:rsid="001a4d24"/>
    </style:style>
    <style:style style:name="T2" style:family="text">
      <style:text-properties officeooo:rsid="001b3efe"/>
    </style:style>
    <style:style style:name="T3" style:family="text">
      <style:text-properties officeooo:rsid="001c91cb"/>
    </style:style>
    <style:style style:name="T4" style:family="text">
      <style:text-properties officeooo:rsid="001e38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stat</text:p>
      <text:p text:style-name="Standard">- <text:span text:style-name="T1">le nautisme est trop peu democratisé</text:span></text:p>
      <text:p text:style-name="Standard">- <text:span text:style-name="T1">les cercles sont tres fermée et pas forcmeent bienveillant vis a vis des non connaisseurs</text:span></text:p>
      <text:p text:style-name="Standard">- ç<text:span text:style-name="T1">a coute cher, ça peu faire peur , il y a “une barriere de verre” très importante qui e</text:span><text:span text:style-name="T4">mpehce un plus grand nombre de gens de s’y mettre. </text:span></text:p>
      <text:p text:style-name="Standard"/>
      <text:p text:style-name="Standard"/>
      <text:p text:style-name="P4">Description</text:p>
      <text:p text:style-name="P2">AplusSurLeau c’est un algo qui permet d’accompagner le novice ( qui ne part de rien et qui est persuad” / voir qui ne s’est jamais posé la questio ntelleet ça lui parait loin) au cours des differentes etapes d’apprentissage. </text:p>
      <text:p text:style-name="P2"><text:span text:style-name="T2">→ Se poser les bonnes questions, au bon moment</text:span></text:p>
      <text:p text:style-name="P2">→ <text:span text:style-name="T2">et savoir y répondre efficacement</text:span></text:p>
      <text:p text:style-name="P1"/>
      <text:p text:style-name="P1"/>
      <text:p text:style-name="P1"/>
      <text:p text:style-name="P1">----</text:p>
      <text:p text:style-name="P4">Listes des actions pour le pratiquant</text:p>
      <text:p text:style-name="P6">-choix de l’activité qui me conviendra (planche / wing / parawing / kite)</text:p>
      <text:p text:style-name="P1">-ai-je besoin de cours ? Combien ? </text:p>
      <text:p text:style-name="P1">-quand passer à la loc, surveillé ou non ?</text:p>
      <text:p text:style-name="P1">- quand acheter du matos ? Et quoi ? Ca depend de beaucoup de facteur.</text:p>
      <text:p text:style-name="P1"/>
      <text:p text:style-name="P1"/>
      <text:p text:style-name="P4">Individualisation/</text:p>
      <text:p text:style-name="P4">Les questionnements </text:p>
      <text:p text:style-name="P4">- quand <text:span text:style-name="T3">et ou </text:span><text:s/>pratiquer ?</text:p>
      <text:p text:style-name="P2">- <text:span text:style-name="T2">est-ce que je sais reconnaitre </text:span>les danger ?</text:p>
      <text:p text:style-name="P3"/>
      <text:p text:style-name="P1"/>
      <text:p text:style-name="P4">Les spécificités</text:p>
      <text:p text:style-name="P1"/>
      <text:p text:style-name="P3">- Spots:</text:p>
      <text:p text:style-name="P3"><text:tab/>- vague et shorebreak à l’entrée ?</text:p>
      <text:p text:style-name="P3"><text:tab/>- grand houle /flat</text:p>
      <text:p text:style-name="P3"><text:tab/>-temperature de l’eau au cours de l’année</text:p>
      <text:p text:style-name="P3"><text:tab/>- autre particularité du spot</text:p>
      <text:p text:style-name="P3"><text:tab/>-direction vent dominant (off side ou on shore ?)</text:p>
      <text:p text:style-name="P1"/>
      <text:p text:style-name="P1">- les ressources indiviuelles :</text:p>
      <text:p text:style-name="P1"><text:tab/>- le budget<text:line-break/><text:tab/> - le temps a consacrer (et comment il se r<text:span text:style-name="T2">e</text:span>parti dans l’année</text:p>
      <text:p text:style-name="P1"/>
      <text:p text:style-name="P1">- la psycho<text:span text:style-name="T2">l</text:span>ogie:</text:p>
      <text:p text:style-name="P1"><text:tab/>- ce que je cherche (sensation / performance<text:span text:style-name="T2">)</text:span></text:p>
      <text:p text:style-name="P1"><text:tab/>- <text:span text:style-name="T2">estce que j’ai peur sur l’eau / quel est le sentimet qui me retient</text:span></text:p>
      <text:p text:style-name="P1"/>
      <text:p text:style-name="P3">- les caractéristiques physiques</text:p>
      <text:p text:style-name="P3"><text:tab/>- bonne forme / sportif.ve</text:p>
      <text:p text:style-name="P3"><text:tab/>- frileux ou pas ?</text:p>
      <text:p text:style-name="P3"><text:tab/>- handicap</text:p>
      <text:p text:style-name="P3"><text:tab/>- </text:p>
      <text:p text:style-name="P1"><text:soft-page-break/></text:p>
      <text:p text:style-name="P1"/>
      <text:p text:style-name="P1"/>
      <text:p text:style-name="P1"/>
      <text:p text:style-name="P1">-----</text:p>
      <text:p text:style-name="P1">→ <text:span text:style-name="T2">publier une miniversion sur wing4all</text:span></text:p>
      <text:p text:style-name="P1">→ envoyer à cdv35 + erwan geoffro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9T19:54:23.215226595</meta:creation-date>
    <dc:date>2026-05-09T21:38:03.952699405</dc:date>
    <meta:editing-duration>PT1H2M4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90" meta:character-count="1573" meta:non-whitespace-character-count="1301"/>
  </office:meta>
</office:document-meta>
</file>